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6.2327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different packages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14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Fedora 6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 RC3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<text:s/>bin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axis2_http_serv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axis2_tcp_serv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add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2"/>samples/echo_blocking_soap1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res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flick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google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ath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tom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notify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trad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yahoo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rampart/client/sec_echo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van/subscriber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0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mtom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1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repor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/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.sh/echo.bat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_rest.sh/echo_rest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echo.sh/flicker_rest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/>flicker_rest_photo_search.sh/flicker_rest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echo.sh/flicker_soap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photo_search.sh /flicker_soap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tools/tcpmon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des </text:p>
          </table:table-cell>
          <table:table-cell table:style-name="ce20" office:value-type="string">
            <text:p>N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nclud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ib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og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modu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ervic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AUTHOR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xis2.xm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text:s/>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LICENS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README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/>
          <table:table-cell table:style-name="ce21"/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40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4">09/14/2007</text:date>, <text:time>10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14T10:01:10</dc:date>
    <dc:language>en-US</dc:language>
    <meta:editing-cycles>26</meta:editing-cycles>
    <meta:editing-duration>PT39M53S</meta:editing-duration>
    <meta:user-defined meta:name="Info 1"/>
    <meta:user-defined meta:name="Info 2"/>
    <meta:user-defined meta:name="Info 3"/>
    <meta:user-defined meta:name="Info 4"/>
    <meta:document-statistic meta:table-count="1" meta:cell-count="181"/>
  </office:meta>
</office:document-meta>
</file>